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bold" officeooo:paragraph-rsid="0017c07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paragraph-rsid="0017c0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officeooo:paragraph-rsid="0017c07d" style:font-size-asian="16pt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17c07d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017c0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7c07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7c07d"/>
    </style:style>
    <style:style style:name="P8" style:family="paragraph" style:parent-style-name="Standard">
      <style:paragraph-properties fo:margin-left="1.251cm" fo:margin-right="0cm" fo:line-height="150%" fo:text-align="center" style:justify-single-word="false" fo:text-indent="-1.251cm" style:auto-text-indent="false">
        <style:tab-stops/>
      </style:paragraph-properties>
      <style:text-properties fo:font-size="16pt" fo:font-weight="bold" officeooo:paragraph-rsid="0017c07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3.175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7c07d" style:font-weight-complex="bold"/>
    </style:style>
    <style:style style:name="P10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font-size="16pt" fo:font-weight="bold" officeooo:paragraph-rsid="0017c07d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line-height="150%"/>
      <style:text-properties fo:font-weight="bold" officeooo:paragraph-rsid="0017c07d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paragraph-rsid="0017c07d" style:font-weight-asian="bold" style:font-weight-complex="bold"/>
    </style:style>
    <style:style style:name="P13" style:family="paragraph" style:parent-style-name="Standard" style:list-style-name="L1">
      <style:paragraph-properties fo:line-height="150%"/>
      <style:text-properties officeooo:paragraph-rsid="0017c07d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paragraph-rsid="0017c07d" style:font-weight-complex="bold"/>
    </style:style>
    <style:style style:name="T1" style:family="text">
      <style:text-properties officeooo:rsid="000256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officeooo:rsid="00198094" style:font-weight-complex="bold"/>
    </style:style>
    <style:style style:name="T5" style:family="text">
      <style:text-properties officeooo:rsid="0019809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2"/>
      <text:p text:style-name="P2">SOFTWARE REQUIREMENTS SPECIFICATIONS</text:p>
      <text:p text:style-name="P3"><text:span text:style-name="T1">f</text:span>or </text:p>
      <text:p text:style-name="P2">ONLINE LIBRARY MANAGEMENT SYSTEM</text:p>
      <text:p text:style-name="P2"/>
      <text:p text:style-name="P2"/>
      <text:p text:style-name="P3">Prepared by </text:p>
      <text:p text:style-name="P4">Pooja Jayanth</text:p>
      <text:p text:style-name="P4">Gulshan Pathak</text:p>
      <text:p text:style-name="P4">Avinash Gaud</text:p>
      <text:p text:style-name="P5"/>
      <text:p text:style-name="P3">Proposed to</text:p>
      <text:p text:style-name="P4">Jessica Dias</text:p>
      <text:p text:style-name="P4">Anita Chaudari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able of Contents</text:p>
      <text:list xml:id="list3543670281" text:style-name="L1">
        <text:list-item>
          <text:p text:style-name="P11">Introduction ………………………………………………………………………………<text:span text:style-name="T5">1</text:span></text:p>
          <text:list>
            <text:list-item>
              <text:p text:style-name="P13">Purpose ………………………………………………………………………………...<text:span text:style-name="T5">1</text:span></text:p>
            </text:list-item>
            <text:list-item>
              <text:p text:style-name="P13">Scope …………………………………………………………………………………..<text:span text:style-name="T5">1</text:span></text:p>
            </text:list-item>
            <text:list-item>
              <text:p text:style-name="P14">Acronyms and Abbreviations ………………………………………………………….<text:span text:style-name="T5">1</text:span></text:p>
            </text:list-item>
            <text:list-item>
              <text:p text:style-name="P14"><text:s/>References …………………………………………………………………………….<text:span text:style-name="T5">1</text:span></text:p>
            </text:list-item>
          </text:list>
        </text:list-item>
        <text:list-item>
          <text:p text:style-name="P12">Overall Description ……………………………………………………………………… <text:span text:style-name="T5">2</text:span></text:p>
          <text:list>
            <text:list-item>
              <text:p text:style-name="P14">Product Perspective …………………………………………………………………… <text:span text:style-name="T5">2</text:span></text:p>
            </text:list-item>
            <text:list-item>
              <text:p text:style-name="P14">Product Functions …………………………………………………………………….. <text:s/><text:span text:style-name="T5">2</text:span></text:p>
              <text:list>
                <text:list-item>
                  <text:p text:style-name="P14">Librarian ………………………………………………………………… <text:s text:c="8"/><text:span text:style-name="T5">2</text:span></text:p>
                </text:list-item>
                <text:list-item>
                  <text:p text:style-name="P14">Normal User (Student/Staff) …………………………………………….. <text:s text:c="8"/><text:span text:style-name="T5">2</text:span></text:p>
                </text:list-item>
              </text:list>
            </text:list-item>
            <text:list-item>
              <text:p text:style-name="P14">Operating Environment ………………………………………………………………. <text:s/><text:span text:style-name="T5">2</text:span></text:p>
            </text:list-item>
            <text:list-item>
              <text:p text:style-name="P14">User Characteristics …………………………………………………………………... <text:s/><text:span text:style-name="T5">2</text:span></text:p>
            </text:list-item>
            <text:list-item>
              <text:p text:style-name="P14">Design and Implementation Constraints ……………………………………………… <text:span text:style-name="T5">3</text:span></text:p>
            </text:list-item>
            <text:list-item>
              <text:p text:style-name="P14">Assumptions and Dependencies ……………………………………………………… <text:span text:style-name="T5">3</text:span></text:p>
            </text:list-item>
          </text:list>
        </text:list-item>
        <text:list-item>
          <text:p text:style-name="P12">Specific Requirements …………………………………………………………………... <text:span text:style-name="T5">4</text:span></text:p>
          <text:list>
            <text:list-item>
              <text:p text:style-name="P14">Functional requirements ……………………………………………………………… <text:span text:style-name="T5">4</text:span></text:p>
              <text:list>
                <text:list-item>
                  <text:p text:style-name="P14">Librarian ……………………………………………………………………. <text:s text:c="3"/><text:span text:style-name="T5">4</text:span></text:p>
                </text:list-item>
                <text:list-item>
                  <text:p text:style-name="P14">Students …………………………………………………………………….. <text:s text:c="3"/><text:span text:style-name="T5">5</text:span></text:p>
                </text:list-item>
                <text:list-item>
                  <text:p text:style-name="P14">Common Functions ………………………………………………………… <text:s text:c="3"/><text:span text:style-name="T5">5</text:span></text:p>
                </text:list-item>
              </text:list>
            </text:list-item>
            <text:list-item>
              <text:p text:style-name="P14">Non Functional Requirements ……………………………………………………….. <text:span text:style-name="T5">5</text:span></text:p>
              <text:list>
                <text:list-item>
                  <text:p text:style-name="P14">Usability requirements …………………………………………………… <text:s text:c="6"/><text:span text:style-name="T5">5</text:span></text:p>
                </text:list-item>
                <text:list-item>
                  <text:p text:style-name="P14">Availability requirements ………………………………………………… <text:s text:c="6"/><text:span text:style-name="T5">6</text:span></text:p>
                </text:list-item>
                <text:list-item>
                  <text:p text:style-name="P14">Efficiency requirements ………………………………………………….. <text:s text:c="6"/><text:span text:style-name="T5">6</text:span></text:p>
                </text:list-item>
                <text:list-item>
                  <text:p text:style-name="P14">Accuracy …………………………………………………………………. <text:s text:c="6"/><text:span text:style-name="T5">6</text:span></text:p>
                </text:list-item>
                <text:list-item>
                  <text:p text:style-name="P14">Performance requirements ……………………………………………….. <text:s text:c="6"/><text:span text:style-name="T5">6</text:span></text:p>
                </text:list-item>
                <text:list-item>
                  <text:p text:style-name="P14">Reliability requirements …………………………………………………. <text:s text:c="7"/><text:span text:style-name="T5">6</text:span></text:p>
                </text:list-item>
                <text:list-item>
                  <text:p text:style-name="P14">Maintainability and portability requirements …………………………… <text:s text:c="7"/><text:span text:style-name="T5">6</text:span></text:p>
                </text:list-item>
                <text:list-item>
                  <text:p text:style-name="P14">Safety requirements ……………………………………………………... <text:s text:c="7"/><text:span text:style-name="T5">6</text:span></text:p>
                </text:list-item>
                <text:list-item>
                  <text:p text:style-name="P14">Security requirements ……………………………………………………. <text:s text:c="6"/><text:span text:style-name="T5">6</text:span></text:p>
                </text:list-item>
              </text:list>
            </text:list-item>
          </text:list>
        </text:list-item>
        <text:list-item>
          <text:p text:style-name="P12">Interfaces and Possible Scenarios ………………………………………………….. <text:s text:c="5"/><text:span text:style-name="T5">7</text:span></text:p>
          <text:list>
            <text:list-item>
              <text:p text:style-name="P14">Login Interface ……………………………………………………………………... <text:s text:c="2"/><text:span text:style-name="T5">7</text:span></text:p>
            </text:list-item>
            <text:list-item>
              <text:p text:style-name="P14">Registration Interface ………………………………………………………………. <text:s text:c="2"/><text:span text:style-name="T5">7</text:span></text:p>
            </text:list-item>
            <text:list-item>
              <text:p text:style-name="P14">Personal Data Editing ……………………………………………………………… <text:s text:c="2"/><text:span text:style-name="T5">7</text:span></text:p>
            </text:list-item>
            <text:list-item>
              <text:p text:style-name="P14">Search ……………………………………………………………………………… <text:s text:c="2"/><text:span text:style-name="T5">7</text:span></text:p>
            </text:list-item>
            <text:list-item>
              <text:p text:style-name="P14"><text:soft-page-break/>Librarian’s Control Panel …………………………………………………………. <text:s/><text:span text:style-name="T5">7</text:span></text:p>
            </text:list-item>
          </text:list>
        </text:list-item>
        <text:list-item>
          <text:p text:style-name="P12">Stored Items ………………………………………………………………………….. <text:s/><text:span text:style-name="T5">8</text:span></text:p>
          <text:list>
            <text:list-item>
              <text:p text:style-name="P14">User ……………………………………………………………………………….. <text:s/><text:span text:style-name="T5">8 </text:span></text:p>
            </text:list-item>
            <text:list-item>
              <text:p text:style-name="P14">Librarian ………………………………………………………………………….. <text:s text:c="2"/><text:span text:style-name="T5">9</text:span></text:p>
            </text:list-item>
            <text:list-item>
              <text:p text:style-name="P14">Library Items ……………………………………………………………………… <text:s/><text:span text:style-name="T5">9 </text:span></text:p>
            </text:list-item>
            <text:list-item>
              <text:p text:style-name="P14">Books <text:s/>and magazines …………………………………………………………….. <text:s/><text:span text:style-name="T5">10</text:span></text:p>
            </text:list-item>
          </text:list>
        </text:list-item>
      </text:list>
      <text:p text:style-name="P9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LIST OF TABLES</text:p>
      <text:p text:style-name="P1"/>
      <text:p text:style-name="P1"/>
      <text:p text:style-name="P7"><text:span text:style-name="Default_20_Paragraph_20_Font"><text:span text:style-name="T2">Table 1</text:span></text:span><text:span text:style-name="Default_20_Paragraph_20_Font"><text:span text:style-name="T3"><text:tab/>List of acronyms and abbreviations ………………………………………………… </text:span></text:span><text:span text:style-name="Default_20_Paragraph_20_Font"><text:span text:style-name="T4">1</text:span></text:span></text:p>
      <text:p text:style-name="P7"><text:span text:style-name="Default_20_Paragraph_20_Font"><text:span text:style-name="T2">Table2 <text:tab/></text:span></text:span><text:span text:style-name="Default_20_Paragraph_20_Font"><text:span text:style-name="T3">Attributes saved about the user (student/staff) ……………………………………… </text:span></text:span><text:span text:style-name="Default_20_Paragraph_20_Font"><text:span text:style-name="T4">8</text:span></text:span></text:p>
      <text:p text:style-name="P7"><text:span text:style-name="Default_20_Paragraph_20_Font"><text:span text:style-name="T2">Table 3<text:tab/></text:span></text:span><text:span text:style-name="Default_20_Paragraph_20_Font"><text:span text:style-name="T3">Attributes saved about the librarian ……………………………………..………….. </text:span></text:span><text:span text:style-name="Default_20_Paragraph_20_Font"><text:span text:style-name="T4">9</text:span></text:span></text:p>
      <text:p text:style-name="P7"><text:span text:style-name="Default_20_Paragraph_20_Font"><text:span text:style-name="T2">Table 4<text:tab/></text:span></text:span><text:span text:style-name="Default_20_Paragraph_20_Font"><text:span text:style-name="T3">Attributes saved about the library items ……………………………………………..</text:span></text:span><text:span text:style-name="Default_20_Paragraph_20_Font"><text:span text:style-name="T4">9</text:span></text:span></text:p>
      <text:p text:style-name="P7"><text:span text:style-name="Default_20_Paragraph_20_Font"><text:span text:style-name="T2">Table 5<text:tab/></text:span></text:span><text:span text:style-name="Default_20_Paragraph_20_Font"><text:span text:style-name="T3">Attributes saved about books and magazines ……………………………………... </text:span></text:span><text:span text:style-name="Default_20_Paragraph_20_Font"><text:span text:style-name="T4">10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45:18.061168108</meta:creation-date>
    <dc:date>2019-02-06T15:02:12.282258257</dc:date>
    <meta:editing-duration>PT8M45S</meta:editing-duration>
    <meta:editing-cycles>2</meta:editing-cycles>
    <meta:generator>LibreOffice/5.3.0.3$Linux_X86_64 LibreOffice_project/7074905676c47b82bbcfbea1aeefc84afe1c50e1</meta:generator>
    <meta:document-statistic meta:table-count="0" meta:image-count="0" meta:object-count="0" meta:page-count="4" meta:paragraph-count="57" meta:word-count="271" meta:character-count="2650" meta:non-whitespace-character-count="2364"/>
  </office:meta>
</office:document-meta>
</file>